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2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4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3" style:family="paragraph">
      <style:paragraph-properties fo:line-height="100%"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3.81cm" svg:height="0.889cm" svg:x="1.524cm" svg:y="3.032cm">
          <draw:text-box>
            <text:p text:style-name="P1"><text:span text:style-name="T1">BoxLib/</text:span></text:p>
          </draw:text-box>
        </draw:frame>
        <draw:frame draw:style-name="gr2" draw:text-style-name="P3" xml:id="id2" draw:id="id2" draw:layer="layout" svg:width="3.81cm" svg:height="0.889cm" svg:x="6.604cm" svg:y="3.032cm">
          <draw:text-box>
            <text:p text:style-name="P1"><text:span text:style-name="T1">Src/</text:span></text:p>
          </draw:text-box>
        </draw:frame>
        <draw:frame draw:style-name="gr2" draw:text-style-name="P3" xml:id="id4" draw:id="id4" draw:layer="layout" svg:width="3.81cm" svg:height="0.889cm" svg:x="6.604cm" svg:y="4.556cm">
          <draw:text-box>
            <text:p text:style-name="P1"><text:span text:style-name="T1">Tools/</text:span></text:p>
          </draw:text-box>
        </draw:frame>
        <draw:frame draw:style-name="gr3" draw:text-style-name="P2" xml:id="id6" draw:id="id6" draw:layer="layout" svg:width="4.318cm" svg:height="0.889cm" svg:x="11.684cm" svg:y="3.032cm">
          <draw:text-box>
            <text:p text:style-name="P1"><text:span text:style-name="T1">LinearSolvers/</text:span></text:p>
          </draw:text-box>
        </draw:frame>
        <draw:frame draw:style-name="gr3" draw:text-style-name="P2" xml:id="id8" draw:id="id8" draw:layer="layout" svg:width="4.318cm" svg:height="0.889cm" svg:x="11.684cm" svg:y="1.381cm">
          <draw:text-box>
            <text:p text:style-name="P1"><text:span text:style-name="T1">F_BaseLib/</text:span></text:p>
          </draw:text-box>
        </draw:frame>
        <draw:frame draw:style-name="gr1" draw:text-style-name="P2" xml:id="id5" draw:id="id5" draw:layer="layout" svg:width="4.318cm" svg:height="0.889cm" svg:x="11.684cm" svg:y="4.556cm">
          <draw:text-box>
            <text:p text:style-name="P1"><text:span text:style-name="T1">F_mk/</text:span></text:p>
          </draw:text-box>
        </draw:frame>
        <draw:frame draw:style-name="gr3" draw:text-style-name="P2" xml:id="id9" draw:id="id9" draw:layer="layout" svg:width="4.318cm" svg:height="0.889cm" svg:x="17.399cm" svg:y="3.032cm">
          <draw:text-box>
            <text:p text:style-name="P1"><text:span text:style-name="T1">F_MG/</text:span></text:p>
          </draw:text-box>
        </draw:frame>
        <draw:frame draw:style-name="gr1" draw:text-style-name="P2" xml:id="id10" draw:id="id10" draw:layer="layout" svg:width="3.81cm" svg:height="0.889cm" svg:x="1.905cm" svg:y="6.715cm">
          <draw:text-box>
            <text:p text:style-name="P1"><text:span text:style-name="T1">VARDEN/</text:span></text:p>
          </draw:text-box>
        </draw:frame>
        <draw:frame draw:style-name="gr2" draw:text-style-name="P3" xml:id="id11" draw:id="id11" draw:layer="layout" svg:width="3.81cm" svg:height="0.889cm" svg:x="6.985cm" svg:y="6.715cm">
          <draw:text-box>
            <text:p text:style-name="P1"><text:span text:style-name="T1">doc/</text:span></text:p>
          </draw:text-box>
        </draw:frame>
        <draw:frame draw:style-name="gr2" draw:text-style-name="P3" xml:id="id13" draw:id="id13" draw:layer="layout" svg:width="3.81cm" svg:height="0.889cm" svg:x="6.985cm" svg:y="8.366cm">
          <draw:text-box>
            <text:p text:style-name="P1"><text:span text:style-name="T1">src/</text:span></text:p>
          </draw:text-box>
        </draw:frame>
        <draw:connector draw:style-name="gr4" draw:text-style-name="P4" xml:id="id3" draw:id="id3" draw:layer="layout" svg:x1="5.334cm" svg:y1="3.476cm" svg:x2="6.604cm" svg:y2="3.476cm" draw:start-shape="id1" draw:start-glue-point="1" draw:end-shape="id2" draw:end-glue-point="3" svg:d="M5334 3476h1270" svg:viewBox="0 0 1271 1">
          <text:p/>
        </draw:connector>
        <draw:connector draw:style-name="gr4" draw:text-style-name="P4" draw:layer="layout" svg:x1="5.969cm" svg:y1="3.476cm" svg:x2="6.604cm" svg:y2="5cm" draw:start-shape="id3" draw:start-glue-point="0" draw:end-shape="id4" draw:end-glue-point="3" svg:d="M5969 3476v1524h635" svg:viewBox="0 0 636 1525">
          <text:p/>
        </draw:connector>
        <draw:connector draw:style-name="gr4" draw:text-style-name="P4" draw:layer="layout" svg:x1="10.414cm" svg:y1="5cm" svg:x2="11.684cm" svg:y2="5cm" draw:start-shape="id4" draw:start-glue-point="1" draw:end-shape="id5" draw:end-glue-point="3" svg:d="M10414 5000h1270" svg:viewBox="0 0 1271 1">
          <text:p/>
        </draw:connector>
        <draw:connector draw:style-name="gr4" draw:text-style-name="P4" xml:id="id7" draw:id="id7" draw:layer="layout" svg:x1="10.414cm" svg:y1="3.476cm" svg:x2="11.684cm" svg:y2="3.476cm" draw:start-shape="id2" draw:start-glue-point="1" draw:end-shape="id6" draw:end-glue-point="3" svg:d="M10414 3476h1270" svg:viewBox="0 0 1271 1">
          <text:p/>
        </draw:connector>
        <draw:connector draw:style-name="gr4" draw:text-style-name="P4" draw:layer="layout" svg:x1="11.049cm" svg:y1="3.476cm" svg:x2="11.684cm" svg:y2="1.825cm" draw:start-shape="id7" draw:start-glue-point="0" draw:end-shape="id8" draw:end-glue-point="3" svg:d="M11049 3476v-1651h635" svg:viewBox="0 0 636 1652">
          <text:p/>
        </draw:connector>
        <draw:connector draw:style-name="gr4" draw:text-style-name="P4" draw:layer="layout" svg:x1="16.002cm" svg:y1="3.476cm" svg:x2="17.399cm" svg:y2="3.476cm" draw:start-shape="id6" draw:start-glue-point="1" draw:end-shape="id9" draw:end-glue-point="3" svg:d="M16002 3476h1397" svg:viewBox="0 0 1398 1">
          <text:p/>
        </draw:connector>
        <draw:connector draw:style-name="gr4" draw:text-style-name="P4" xml:id="id12" draw:id="id12" draw:layer="layout" svg:x1="5.715cm" svg:y1="7.159cm" svg:x2="6.985cm" svg:y2="7.159cm" draw:start-shape="id10" draw:start-glue-point="1" draw:end-shape="id11" draw:end-glue-point="3" svg:d="M5715 7159h1270" svg:viewBox="0 0 1271 1">
          <text:p/>
        </draw:connector>
        <draw:frame draw:style-name="gr2" draw:text-style-name="P3" xml:id="id15" draw:id="id15" draw:layer="layout" svg:width="3.81cm" svg:height="0.889cm" svg:x="6.985cm" svg:y="9.89cm">
          <draw:text-box>
            <text:p text:style-name="P1"><text:span text:style-name="T1">src_tiled/</text:span></text:p>
          </draw:text-box>
        </draw:frame>
        <draw:frame draw:style-name="gr2" draw:text-style-name="P3" xml:id="id17" draw:id="id17" draw:layer="layout" svg:width="3.81cm" svg:height="0.889cm" svg:x="6.985cm" svg:y="11.541cm">
          <draw:text-box>
            <text:p text:style-name="P1"><text:span text:style-name="T1">exec/</text:span></text:p>
          </draw:text-box>
        </draw:frame>
        <draw:frame draw:style-name="gr2" draw:text-style-name="P3" xml:id="id18" draw:id="id18" draw:layer="layout" svg:width="3.81cm" svg:height="0.889cm" svg:x="12.065cm" svg:y="11.541cm">
          <draw:text-box>
            <text:p text:style-name="P1"><text:span text:style-name="T1">test/</text:span></text:p>
          </draw:text-box>
        </draw:frame>
        <draw:connector draw:style-name="gr4" draw:text-style-name="P4" xml:id="id14" draw:id="id14" draw:layer="layout" svg:x1="6.35cm" svg:y1="7.159cm" svg:x2="6.985cm" svg:y2="8.81cm" draw:start-shape="id12" draw:start-glue-point="0" draw:end-shape="id13" draw:end-glue-point="3" svg:d="M6350 7159v1651h635" svg:viewBox="0 0 636 1652">
          <text:p/>
        </draw:connector>
        <draw:connector draw:style-name="gr4" draw:text-style-name="P4" xml:id="id16" draw:id="id16" draw:layer="layout" svg:x1="6.35cm" svg:y1="8.81cm" svg:x2="6.985cm" svg:y2="10.334cm" draw:start-shape="id14" draw:start-glue-point="0" draw:end-shape="id15" draw:end-glue-point="3" svg:d="M6350 8810v1524h635" svg:viewBox="0 0 636 1525">
          <text:p/>
        </draw:connector>
        <draw:connector draw:style-name="gr4" draw:text-style-name="P4" draw:layer="layout" svg:x1="6.35cm" svg:y1="10.334cm" svg:x2="6.985cm" svg:y2="11.985cm" draw:start-shape="id16" draw:start-glue-point="0" draw:end-shape="id17" draw:end-glue-point="3" svg:d="M6350 10334v1651h635" svg:viewBox="0 0 636 1652">
          <text:p/>
        </draw:connector>
        <draw:connector draw:style-name="gr4" draw:text-style-name="P4" draw:layer="layout" svg:x1="10.795cm" svg:y1="11.985cm" svg:x2="12.065cm" svg:y2="11.985cm" draw:start-shape="id17" draw:start-glue-point="1" draw:end-shape="id18" draw:end-glue-point="3" svg:d="M10795 11985h1270" svg:viewBox="0 0 127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29.21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initial-creator>Michael Zingale</meta:initial-creator>
    <meta:creation-date>2009-07-08T13:58:41</meta:creation-date>
    <dc:date>2015-10-15T09:29:05.940156082</dc:date>
    <meta:editing-cycles>17</meta:editing-cycles>
    <meta:editing-duration>PT48M46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